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0.15cm" fo:min-width="18.09cm"/>
    </style:style>
    <style:style style:name="gr2" style:family="graphic" style:parent-style-name="standard">
      <style:graphic-properties draw:textarea-horizontal-align="justify" draw:textarea-vertical-align="middle" draw:auto-grow-height="false" fo:min-height="8.15cm" fo:min-width="4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3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5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4.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85cm" fo:min-width="4.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4.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7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85cm" fo:min-width="4.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75cm" fo:min-width="4.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9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8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9cm" svg:height="10.4cm" svg:x="1.6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8.4cm" svg:x="3.654cm" svg:y="3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36cm" svg:height="0.725cm" svg:x="1.621cm" svg:y="11.5cm">
          <draw:text-box>
            <text:p><text:span text:style-name="T1">0x80000</text:span></text:p>
          </draw:text-box>
        </draw:frame>
        <draw:frame draw:style-name="gr4" draw:text-style-name="P3" draw:layer="layout" svg:width="2.157cm" svg:height="0.725cm" svg:x="1.6cm" svg:y="10.975cm">
          <draw:text-box>
            <text:p><text:span text:style-name="T1">0x7F000</text:span></text:p>
          </draw:text-box>
        </draw:frame>
        <draw:custom-shape draw:style-name="gr5" draw:text-style-name="P4" draw:layer="layout" svg:width="4.8cm" svg:height="1.3cm" svg:x="3.654cm" svg:y="3.5cm">
          <text:p text:style-name="P4"><text:span text:style-name="T1">Bootloader (28KB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8cm" svg:height="6.1cm" svg:x="3.654cm" svg:y="5.3cm">
          <text:p text:style-name="P5">App (464KB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4.8cm" svg:height="0.5cm" svg:x="3.654cm" svg:y="4.8cm">
          <text:p text:style-name="P4"><text:span text:style-name="T1">Log(4KB)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8cm" svg:height="0.5cm" svg:x="3.654cm" svg:y="11.4cm">
          <text:p text:style-name="P4"><text:span text:style-name="T1">Scratch (4KB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8.4cm" svg:x="13.742cm" svg:y="3.52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373cm" svg:height="0.725cm" svg:x="11.5cm" svg:y="11.4cm">
          <draw:text-box>
            <text:p><text:span text:style-name="T1">0x400000</text:span></text:p>
          </draw:text-box>
        </draw:frame>
        <draw:custom-shape draw:style-name="gr5" draw:text-style-name="P4" draw:layer="layout" svg:width="4.8cm" svg:height="1.3cm" svg:x="13.742cm" svg:y="3.525cm">
          <text:p text:style-name="P4"><text:span text:style-name="T1">Bootloader Assets </text:span></text:p>
          <text:p text:style-name="P4"><text:span text:style-name="T1">(256KB)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8cm" svg:height="3.1cm" svg:x="13.742cm" svg:y="4.8cm">
          <text:p text:style-name="P5">OTA (464KB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4.8cm" svg:height="4cm" svg:x="13.742cm" svg:y="7.9cm">
          <text:p text:style-name="P5">FS (3,3MB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136cm" svg:height="0.725cm" svg:x="1.621cm" svg:y="5cm">
          <draw:text-box>
            <text:p><text:span text:style-name="T1">0x08000</text:span></text:p>
          </draw:text-box>
        </draw:frame>
        <draw:frame draw:style-name="gr3" draw:text-style-name="P3" draw:layer="layout" svg:width="2.136cm" svg:height="0.725cm" svg:x="1.621cm" svg:y="4.475cm">
          <draw:text-box>
            <text:p><text:span text:style-name="T1">0x07000</text:span></text:p>
          </draw:text-box>
        </draw:frame>
        <draw:frame draw:style-name="gr3" draw:text-style-name="P3" draw:layer="layout" svg:width="2.136cm" svg:height="0.725cm" svg:x="1.621cm" svg:y="3.275cm">
          <draw:text-box>
            <text:p><text:span text:style-name="T1">0x00000</text:span></text:p>
          </draw:text-box>
        </draw:frame>
        <draw:frame draw:style-name="gr8" draw:text-style-name="P3" draw:layer="layout" svg:width="2.373cm" svg:height="0.725cm" svg:x="11.5cm" svg:y="3.275cm">
          <draw:text-box>
            <text:p><text:span text:style-name="T1">0x000000</text:span></text:p>
          </draw:text-box>
        </draw:frame>
        <draw:frame draw:style-name="gr8" draw:text-style-name="P3" draw:layer="layout" svg:width="2.373cm" svg:height="0.725cm" svg:x="11.527cm" svg:y="4.375cm">
          <draw:text-box>
            <text:p><text:span text:style-name="T1">0x040000</text:span></text:p>
          </draw:text-box>
        </draw:frame>
        <draw:frame draw:style-name="gr11" draw:text-style-name="P3" draw:layer="layout" svg:width="2.42cm" svg:height="0.725cm" svg:x="11.5cm" svg:y="7.6cm">
          <draw:text-box>
            <text:p><text:span text:style-name="T1">0x0B4000</text:span></text:p>
          </draw:text-box>
        </draw:frame>
        <draw:frame draw:style-name="gr12" draw:text-style-name="P6" draw:layer="layout" svg:width="6.844cm" svg:height="0.962cm" svg:x="2.808cm" svg:y="2.138cm">
          <draw:text-box>
            <text:p>Internal Flash (512KB)</text:p>
          </draw:text-box>
        </draw:frame>
        <draw:frame draw:style-name="gr13" draw:text-style-name="P6" draw:layer="layout" svg:width="8.084cm" svg:height="0.962cm" svg:x="12.1cm" svg:y="2.2cm">
          <draw:text-box>
            <text:p>External (SPI) Flash (4MB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2:15:56.631744476</meta:creation-date>
    <dc:date>2020-12-20T20:25:43.425153554</dc:date>
    <meta:editing-duration>PT9M37S</meta:editing-duration>
    <meta:editing-cycles>3</meta:editing-cycles>
    <meta:generator>LibreOffice/6.4.7.2$Linux_X86_64 LibreOffice_project/40$Build-2</meta:generator>
    <meta:document-statistic meta:object-count="21"/>
  </office:meta>
</office:document-meta>
</file>